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P_DEVICE 1</text:p>
      <text:p text:style-name="Standard">library ieee;</text:p>
      <text:p text:style-name="Standard">use ieee.std_logic_1164.all;</text:p>
      <text:p text:style-name="Standard">use ieee.numeric_std.all;</text:p>
      <text:p text:style-name="Standard">use std.textio.all;</text:p>
      <text:p text:style-name="Standard">use ieee.std_logic_textio.all;</text:p>
      <text:p text:style-name="Standard"/>
      <text:p text:style-name="Standard">entity epp_device1 is</text:p>
      <text:p text:style-name="Standard"><text:s text:c="2"/>port (</text:p>
      <text:p text:style-name="Standard"><text:s text:c="4"/>DATA <text:s text:c="2"/>: inout std_logic_vector(7 downto 0);</text:p>
      <text:p text:style-name="Standard"><text:s text:c="4"/>PWRITE : out <text:s text:c="2"/>std_logic;</text:p>
      <text:p text:style-name="Standard"><text:s text:c="4"/>DSTRB <text:s text:c="2"/>: out <text:s text:c="2"/>std_logic;</text:p>
      <text:p text:style-name="Standard"><text:s text:c="4"/>ASTRB <text:s text:c="2"/>: out <text:s text:c="2"/>std_logic;</text:p>
      <text:p text:style-name="Standard"><text:s text:c="4"/>PWAIT <text:s/>: in <text:s text:c="3"/>std_logic);</text:p>
      <text:p text:style-name="Standard"/>
      <text:p text:style-name="Standard">end epp_device1;</text:p>
      <text:p text:style-name="Standard">architecture sim of epp_device1 is</text:p>
      <text:p text:style-name="Standard"><text:s text:c="2"/>constant T_clk_epp <text:s text:c="5"/>: time <text:s text:c="5"/>:= 100 ns; <text:s/>-- Internal clock period. <text:s text:c="2"/></text:p>
      <text:p text:style-name="Standard"><text:s text:c="2"/>signal <text:s text:c="2"/>clk_epp <text:s text:c="7"/>: std_logic := '0'; <text:s text:c="4"/>-- Internal clock signal. <text:s/></text:p>
      <text:p text:style-name="Standard"><text:s text:c="2"/>signal read_value : std_logic_vector(7 downto 0) := (others =&gt; '0');</text:p>
      <text:p text:style-name="Standard"><text:s text:c="2"/>constant dir_frec : std_logic_vector( 7 downto 0) := x"F0";</text:p>
      <text:p text:style-name="Standard"><text:s text:c="2"/>constant dir_dpram1 : std_logic_vector( 7 downto 0) := x"A1";</text:p>
      <text:p text:style-name="Standard"><text:s text:c="2"/>constant dir_dpram2 : std_logic_vector( 7 downto 0) := x"A2";</text:p>
      <text:p text:style-name="Standard"><text:s text:c="2"/>constant EPP_cicle_length <text:s text:c="6"/>: <text:s text:c="6"/>real := 0.5;</text:p>
      <text:p text:style-name="Standard">begin</text:p>
      <text:p text:style-name="Standard"><text:s text:c="2"/>-- internal clock signal generation.</text:p>
      <text:p text:style-name="Standard"/>
      <text:p text:style-name="Standard"><text:s text:c="2"/>clk_epp &lt;= not(clk_epp) after T_clk_epp/2;</text:p>
      <text:p text:style-name="Standard"/>
      <text:p text:style-name="Standard"/>
      <text:p text:style-name="Standard"/>
      <text:p text:style-name="Standard"><text:s/>process</text:p>
      <text:p text:style-name="Standard"/>
      <text:p text:style-name="Standard"><text:s text:c="4"/>procedure epp_cicle ( address : in <text:s text:c="3"/>std_logic_vector(7 downto 0);</text:p>
      <text:p text:style-name="Standard"><text:s text:c="30"/>data_io : inout std_logic_vector(7 downto 0);</text:p>
      <text:p text:style-name="Standard"><text:s text:c="30"/>r_w <text:s text:c="4"/>: in <text:s text:c="3"/>character) is</text:p>
      <text:p text:style-name="Standard"><text:s text:c="5"/></text:p>
      <text:p text:style-name="Standard"><text:s text:c="4"/>begin</text:p>
      <text:p text:style-name="Standard"><text:s text:c="6"/>wait until clk_epp = '1';</text:p>
      <text:p text:style-name="Standard"><text:s text:c="6"/>PWRITE <text:s text:c="2"/>&lt;= '0';</text:p>
      <text:p text:style-name="Standard"><text:s text:c="6"/>wait until clk_epp = '1';</text:p>
      <text:p text:style-name="Standard"><text:s text:c="6"/>ASTRB <text:s text:c="4"/>&lt;= '0';</text:p>
      <text:p text:style-name="Standard"><text:s text:c="6"/>data <text:s text:c="4"/>&lt;= address;</text:p>
      <text:p text:style-name="Standard"><text:s text:c="6"/>wait for T_clk_epp*EPP_cicle_length;</text:p>
      <text:p text:style-name="Standard"><text:s text:c="6"/>ASTRB <text:s text:c="4"/>&lt;= '1';</text:p>
      <text:p text:style-name="Standard"><text:s text:c="6"/>wait until clk_epp = '1';</text:p>
      <text:p text:style-name="Standard"><text:s text:c="6"/>data <text:s text:c="4"/>&lt;= (others =&gt; 'Z');</text:p>
      <text:p text:style-name="Standard"><text:s text:c="6"/>PWRITE <text:s text:c="2"/>&lt;= '1';</text:p>
      <text:p text:style-name="Standard"><text:s text:c="6"/>wait until clk_epp = '1';</text:p>
      <text:p text:style-name="Standard"><text:s text:c="6"/>wait for T_clk_epp*EPP_cicle_length;</text:p>
      <text:p text:style-name="Standard">-------------------------------------------------------------------------------</text:p>
      <text:p text:style-name="Standard"><text:s text:c="6"/>if r_w = 'w' then <text:s text:c="16"/>-- <text:s/>write <text:s text:c="2"/>cicle </text:p>
      <text:p text:style-name="Standard"><text:soft-page-break/><text:s text:c="8"/>PWRITE &lt;= '0';</text:p>
      <text:p text:style-name="Standard"><text:s text:c="8"/>data <text:s text:c="2"/>&lt;= data_io;</text:p>
      <text:p text:style-name="Standard"><text:s text:c="6"/>end if;</text:p>
      <text:p text:style-name="Standard">-------------------------------------------------------------------------------</text:p>
      <text:p text:style-name="Standard"><text:s text:c="6"/>wait until clk_epp = '1';</text:p>
      <text:p text:style-name="Standard"><text:s text:c="6"/>DSTRB <text:s text:c="4"/>&lt;= '0';</text:p>
      <text:p text:style-name="Standard"><text:s text:c="6"/>wait for T_clk_epp*EPP_cicle_length;</text:p>
      <text:p text:style-name="Standard"><text:s text:c="6"/>if r_w = 'r' then</text:p>
      <text:p text:style-name="Standard"><text:s text:c="8"/>data_io:= data;</text:p>
      <text:p text:style-name="Standard"><text:s text:c="6"/>end if;</text:p>
      <text:p text:style-name="Standard"/>
      <text:p text:style-name="Standard"><text:s text:c="6"/>DSTRB <text:s text:c="2"/>&lt;= '1';</text:p>
      <text:p text:style-name="Standard"><text:s text:c="6"/>wait until clk_epp = '1';</text:p>
      <text:p text:style-name="Standard"><text:s text:c="6"/>data <text:s text:c="2"/>&lt;= (others =&gt; 'Z');</text:p>
      <text:p text:style-name="Standard"><text:s text:c="6"/>PWRITE &lt;= '1';</text:p>
      <text:p text:style-name="Standard"><text:s text:c="6"/>wait until clk_epp = '1';</text:p>
      <text:p text:style-name="Standard"/>
      <text:p text:style-name="Standard"><text:s text:c="4"/>end procedure;</text:p>
      <text:p text:style-name="Standard"/>
      <text:p text:style-name="Standard">file arch_in : text ;</text:p>
      <text:p text:style-name="Standard"><text:s/>variable bf : line;</text:p>
      <text:p text:style-name="Standard"><text:s text:c="4"/>variable dato_rd : std_logic_vector(7 downto 0);</text:p>
      <text:p text:style-name="Standard"><text:s text:c="5"/>variable dato : std_logic_vector(7 downto 0);</text:p>
      <text:p text:style-name="Standard"><text:s text:c="4"/>variable dir <text:s/>: std_logic_vector(7 downto 0);</text:p>
      <text:p text:style-name="Standard"><text:s text:c="2"/>begin</text:p>
      <text:p text:style-name="Standard"><text:s text:c="4"/>--inicialización </text:p>
      <text:p text:style-name="Standard"><text:s text:c="4"/>data <text:s text:c="2"/>&lt;= (others =&gt; 'Z');</text:p>
      <text:p text:style-name="Standard"><text:s text:c="4"/>PWRITE &lt;= '1';</text:p>
      <text:p text:style-name="Standard"><text:s text:c="4"/>DSTRB <text:s text:c="2"/>&lt;= '1';</text:p>
      <text:p text:style-name="Standard"><text:s text:c="4"/>ASTRB <text:s text:c="2"/>&lt;= '1';</text:p>
      <text:p text:style-name="Standard"><text:s text:c="4"/>dir <text:s/>:= (others <text:s text:c="2"/>=&gt; '0');</text:p>
      <text:p text:style-name="Standard"><text:s text:c="4"/>wait for 160 ns;</text:p>
      <text:p text:style-name="Standard"><text:s text:c="6"/></text:p>
      <text:p text:style-name="Standard"><text:s/></text:p>
      <text:p text:style-name="Standard"><text:s text:c="4"/>file_open(arch_in,"../Souce/Vo1.dat",read_mode);</text:p>
      <text:p text:style-name="Standard"><text:s text:c="5"/>dir:= dir_dpram1 <text:s text:c="7"/>;</text:p>
      <text:p text:style-name="Standard"><text:s text:c="4"/>while not endfile(arch_in) loop</text:p>
      <text:p text:style-name="Standard"><text:s text:c="6"/>readline (arch_in, bf);</text:p>
      <text:p text:style-name="Standard"><text:s text:c="6"/>hread (bf, dato_rd);</text:p>
      <text:p text:style-name="Standard"><text:s text:c="6"/>dato:=dato_rd;</text:p>
      <text:p text:style-name="Standard"><text:s text:c="6"/>epp_cicle ( address =&gt; dir,</text:p>
      <text:p text:style-name="Standard"><text:s text:c="20"/>data_io =&gt; dato,</text:p>
      <text:p text:style-name="Standard"><text:s text:c="20"/>r_w <text:s text:c="4"/>=&gt; 'w');</text:p>
      <text:p text:style-name="Standard"><text:s text:c="6"/></text:p>
      <text:p text:style-name="Standard"><text:s text:c="4"/>end loop;</text:p>
      <text:p text:style-name="Standard"><text:s text:c="4"/>file_close(arch_in);</text:p>
      <text:p text:style-name="Standard"/>
      <text:p text:style-name="Standard"><text:s/>file_open(arch_in,"../Souce/Vo2.dat",read_mode);</text:p>
      <text:p text:style-name="Standard"><text:s text:c="4"/>dir:= dir_dpram2 <text:s text:c="7"/>;</text:p>
      <text:p text:style-name="Standard"><text:s text:c="4"/></text:p>
      <text:p text:style-name="Standard"><text:s text:c="4"/>while not endfile(arch_in) loop</text:p>
      <text:p text:style-name="Standard"><text:s text:c="6"/>readline (arch_in, bf);</text:p>
      <text:p text:style-name="Standard"><text:soft-page-break/><text:s text:c="6"/>hread (bf, dato_rd);</text:p>
      <text:p text:style-name="Standard"><text:s text:c="6"/>dato:=dato_rd;</text:p>
      <text:p text:style-name="Standard"><text:s text:c="6"/>epp_cicle ( address =&gt; dir,</text:p>
      <text:p text:style-name="Standard"><text:s text:c="20"/>data_io =&gt; dato,</text:p>
      <text:p text:style-name="Standard"><text:s text:c="20"/>r_w <text:s text:c="4"/>=&gt; 'w'); <text:s text:c="5"/></text:p>
      <text:p text:style-name="Standard"><text:s text:c="4"/>end loop;</text:p>
      <text:p text:style-name="Standard"><text:s text:c="4"/>file_close(arch_in);</text:p>
      <text:p text:style-name="Standard"/>
      <text:p text:style-name="Standard"><text:s text:c="4"/>dir := dir_frec ;</text:p>
      <text:p text:style-name="Standard"><text:tab/> dato:=x"13";</text:p>
      <text:p text:style-name="Standard"><text:s text:c="4"/>epp_cicle ( address =&gt; dir,</text:p>
      <text:p text:style-name="Standard"><text:s text:c="20"/>data_io <text:s text:c="6"/>=&gt; dato,</text:p>
      <text:p text:style-name="Standard"><text:s text:c="20"/>r_w <text:s text:c="10"/>=&gt; 'w');</text:p>
      <text:p text:style-name="Standard"/>
      <text:p text:style-name="Standard">wait for 5 ms;</text:p>
      <text:p text:style-name="Standard"/>
      <text:p text:style-name="Standard"><text:s text:c="4"/>dir := dir_frec ;</text:p>
      <text:p text:style-name="Standard"><text:tab/> dato:=x"73";</text:p>
      <text:p text:style-name="Standard"><text:s text:c="4"/>epp_cicle ( address =&gt; dir,</text:p>
      <text:p text:style-name="Standard"><text:s text:c="20"/>data_io <text:s text:c="6"/>=&gt; dato,</text:p>
      <text:p text:style-name="Standard"><text:s text:c="20"/>r_w <text:s text:c="10"/>=&gt; 'w');</text:p>
      <text:p text:style-name="Standard"/>
      <text:p text:style-name="Standard"/>
      <text:p text:style-name="Standard">wait for 5 ms;</text:p>
      <text:p text:style-name="Standard"/>
      <text:p text:style-name="Standard"><text:s text:c="4"/><text:tab/> dato:=x"bf";</text:p>
      <text:p text:style-name="Standard"><text:s text:c="4"/>epp_cicle ( address =&gt; dir,</text:p>
      <text:p text:style-name="Standard"><text:s text:c="20"/>data_io <text:s text:c="6"/>=&gt; dato,</text:p>
      <text:p text:style-name="Standard"><text:s text:c="20"/>r_w <text:s text:c="10"/>=&gt; 'w');</text:p>
      <text:p text:style-name="Standard"/>
      <text:p text:style-name="Standard"><text:s text:c="4"/>wait for 5 ms;</text:p>
      <text:p text:style-name="Standard"/>
      <text:p text:style-name="Standard"><text:s text:c="4"/><text:tab/> dato:=x"ff";</text:p>
      <text:p text:style-name="Standard"><text:s text:c="4"/>epp_cicle ( address =&gt; dir,</text:p>
      <text:p text:style-name="Standard"><text:s text:c="20"/>data_io <text:s text:c="6"/>=&gt; dato,</text:p>
      <text:p text:style-name="Standard"><text:s text:c="20"/>r_w <text:s text:c="10"/>=&gt; 'w');</text:p>
      <text:p text:style-name="Standard"/>
      <text:p text:style-name="Standard"/>
      <text:p text:style-name="Standard">wait for 5 ms;</text:p>
      <text:p text:style-name="Standard"><text:s text:c="3"/>report "FIN CONTROLADO DE LA SIMULACION" severity failure;</text:p>
      <text:p text:style-name="Standard"><text:s text:c="2"/>end process;</text:p>
      <text:p text:style-name="Standard">end sim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23:28.21</meta:creation-date>
    <dc:date>2015-04-28T19:12:55.07</dc:date>
    <dc:creator>Pedro Barquin Ayuso</dc:creator>
    <meta:editing-duration>PT3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3" meta:paragraph-count="125" meta:word-count="445" meta:character-count="3848"/>
  </office:meta>
</office:document-meta>
</file>